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51.4pt"/>
    </style:style>
    <style:style style:name="co3" style:family="table-column">
      <style:table-column-properties fo:break-before="auto" style:column-width="321.3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7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E01.12.09.010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13,TP1,TP2,TP3,TP4,TP5,TP6,TP7,TP8,TP9,TP10,TP11,TP12,TP14,TP15,TP16,TP17,TP18,TP19,TP20,TP21,TP22</text:p>
          </table:table-cell>
          <table:table-cell office:value-type="string" calcext:value-type="string">
            <text:p>TestPoint_Pad_D1.5m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R6</text:p>
          </table:table-cell>
          <table:table-cell office:value-type="string" calcext:value-type="string">
            <text:p>R_Axial_DIN0922_L20.0mm_D9.0mm_P30.4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O4</text:p>
          </table:table-cell>
          <table:table-cell office:value-type="string" calcext:value-type="string">
            <text:p>KiCad-Logo2_5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WEEE-Logo_4.2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OSHW-Logo_5.7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Open_Hardware_Smal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ESD-Logo_6.6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_ESD_Smal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4,H3,H2,H1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TerminalBlock_Phoenix_MKDS-1,5-2-5.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2</text:p>
          </table:table-cell>
          <table:table-cell office:value-type="string" calcext:value-type="string">
            <text:p>TerminalBlock_Phoenix_MKDS-1,5-2-5.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2512_633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713CS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O3340P-223M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334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90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1,Q3,Q4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PTA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2907ALT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1,JP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D1,FID2,FID3</text:p>
          </table:table-cell>
          <table:table-cell office:value-type="string" calcext:value-type="string">
            <text:p>Fiducial_1mm_Mask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_S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340T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MiniM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LHM08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AL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EIA-3528-21_Kemet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3,C5,C6</text:p>
          </table:table-cell>
          <table:table-cell office:value-type="string" calcext:value-type="string">
            <text:p>CP_EIA-7260-38_AVX-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50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1" meta:object-count="0"/>
    <meta:generator>LibreOffice/5.1.6.2$Linux_X86_64 LibreOffice_project/10m0$Build-2</meta:generator>
  </office:meta>
</office:document-meta>
</file>